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Segoe UI Symbol" svg:font-family="'Segoe UI Symbol'"/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Bitstream Vera Sans Mono1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17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7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5.147cm" fo:min-width="14.74cm" loext:glow-transparency="1%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0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703cm" fo:min-width="12.835cm" loext:glow-transparency="1%"/>
      <style:paragraph-properties style:writing-mode="lr-tb"/>
    </style:style>
    <style:style style:name="gr12" style:family="graphic" style:parent-style-name="standard">
      <style:graphic-properties svg:stroke-color="#ffff00" svg:stroke-opacity="70%" draw:fill="none" draw:fill-color="#eeeeee" draw:opacity="100%" draw:textarea-horizontal-align="justify" draw:textarea-vertical-align="middle" draw:auto-grow-height="false" fo:min-height="2.773cm" fo:min-width="13.47cm" loext:glow-transparency="1%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702cm" fo:min-width="1.405cm" loext:glow-transparency="1%"/>
      <style:paragraph-properties style:writing-mode="lr-tb"/>
    </style:style>
    <style:style style:name="gr14" style:family="graphic" style:parent-style-name="standard" style:list-style-name="L1">
      <style:graphic-properties draw:fill-color="#b2b2b2" draw:textarea-horizontal-align="justify" draw:textarea-vertical-align="middle" draw:auto-grow-height="false" fo:min-height="0.702cm" fo:min-width="5.85cm" loext:glow-transparency="1%"/>
      <style:paragraph-properties style:writing-mode="lr-tb"/>
    </style:style>
    <style:style style:name="gr15" style:family="graphic" style:parent-style-name="standard">
      <style:graphic-properties draw:fill-color="#112516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8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406cm" draw:shadow="hidden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2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loext:glow-transparency="1%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24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5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26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-color="#666666"/>
      <style:paragraph-properties fo:text-align="start" style:writing-mode="lr-tb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0" style:family="paragraph">
      <loext:graphic-properties draw:fill-color="#b2b2b2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4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7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8" style:family="paragraph">
      <loext:graphic-properties draw:fill="none" draw:fill-color="#112516"/>
      <style:paragraph-properties fo:text-align="end" style:writing-mode="lr-tb"/>
      <style:text-properties fo:color="#ff0000" loext:opacity="100%" fo:font-size="12pt"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0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1" style:family="paragraph">
      <style:paragraph-properties fo:margin-top="0cm" fo:margin-bottom="0.353cm" fo:line-height="115%" style:text-autospace="none"/>
      <style:text-properties style:font-name="Segoe UI Symbol" fo:font-size="11pt" fo:language="en" fo:country="none" style:font-name-asian="Segoe UI Symbol" style:font-size-asian="11pt" style:font-name-complex="Segoe UI Symbol" style:font-size-complex="11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" fo:font-size="12pt" fo:language="en" fo:country="none" fo:font-style="italic" fo:text-shadow="none" style:text-underline-style="none" fo:font-weight="bold" style:letter-kerning="true" style:font-name-asian="Segoe UI Symbol" style:font-size-asian="11pt" style:font-style-asian="italic" style:font-weight-asian="bold" style:font-name-complex="Segoe UI Symbol" style:font-size-complex="11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398cm" svg:height="0.634cm" svg:x="10.842cm" svg:y="1.63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-item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PHONE" svg:width="14.288cm" svg:height="2.286cm" svg:x="2.587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PHONE" svg:width="15.24cm" svg:height="5.397cm" svg:x="2.587cm" svg:y="1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PHONE" svg:width="6.35cm" svg:height="0.952cm" svg:x="3.857cm" svg:y="19.732cm">
          <text:p text:style-name="P3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PHONE" svg:width="6.35cm" svg:height="0.952cm" svg:x="10.842cm" svg:y="19.733cm">
          <text:p text:style-name="P9"><text:span text:style-name="T1">[2021-11-08 23:5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PHONE" svg:width="13.335cm" svg:height="0.953cm" svg:x="3.857cm" svg:y="21.319cm">
          <text:p text:style-name="P3"><text:span text:style-name="T1">lambda@gnu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PHONE" svg:width="13.97cm" svg:height="3.023cm" svg:x="3.54cm" svg:y="19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PHONE" svg:width="1.905cm" svg:height="0.952cm" svg:x="8.62cm" svg:y="23.225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ADDRESS" svg:width="15.24cm" svg:height="5.397cm" svg:x="2.58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ADDRESS" svg:width="6.35cm" svg:height="0.952cm" svg:x="3.857cm" svg:y="25.447cm">
          <text:p text:style-name="P3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ADDRESS" svg:width="6.35cm" svg:height="0.952cm" svg:x="10.842cm" svg:y="25.448cm">
          <text:p text:style-name="P9"><text:span text:style-name="T1">[2021-11-08 23:5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ADDRESS" svg:width="13.335cm" svg:height="0.953cm" svg:x="3.857cm" svg:y="27.034cm">
          <text:p text:style-name="P3"><text:span text:style-name="T1">8281 W 38th Street P New York, New Y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ADDRESS" svg:width="13.97cm" svg:height="3.023cm" svg:x="3.54cm" svg:y="25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ADDRESS" svg:width="1.905cm" svg:height="0.952cm" svg:x="8.62cm" svg:y="28.94cm"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7" draw:text-style-name="P13" draw:layer="NAME" svg:width="0.559cm" svg:height="0.533cm" svg:x="2.626cm" svg:y="6.334cm">
          <text:p text:style-name="P12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NAME" svg:width="0.559cm" svg:height="0.533cm" svg:x="2.626cm" svg:y="6.334cm">
          <text:p text:style-name="P12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NAME" svg:width="0.559cm" svg:height="0.533cm" svg:x="2.626cm" svg:y="6.334cm">
          <text:p text:style-name="P14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NAME" svg:width="0.559cm" svg:height="0.533cm" svg:x="2.626cm" svg:y="7.604cm">
          <text:p text:style-name="P14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NAME" svg:width="0.559cm" svg:height="0.533cm" svg:x="2.626cm" svg:y="8.239cm">
          <text:p text:style-name="P14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NAME" svg:width="0.559cm" svg:height="0.533cm" svg:x="2.626cm" svg:y="6.969cm">
          <text:p text:style-name="P14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NAME" svg:width="5.398cm" svg:height="0.634cm" svg:x="4.81cm" svg:y="5.699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PHONE" svg:width="0.559cm" svg:height="0.533cm" svg:x="2.587cm" svg:y="9.255cm">
          <text:p text:style-name="P14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NAME" svg:width="0.559cm" svg:height="0.533cm" svg:x="2.626cm" svg:y="5.699cm">
          <text:p text:style-name="P14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NAME" svg:width="1.588cm" svg:height="0.635cm" svg:x="3.222cm" svg:y="5.635cm">
          <text:p text:style-name="P16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card-flex-items" svg:width="1.906cm" svg:height="0.635cm" svg:x="3.032cm" svg:y="5.635cm">
          <text:p text:style-name="P16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PHONE" svg:width="5.398cm" svg:height="0.634cm" svg:x="4.937cm" svg:y="9.25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PHONE" svg:width="12.7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PHONE" svg:width="0.559cm" svg:height="0.533cm" svg:x="2.626cm" svg:y="9.89cm">
          <text:p text:style-name="P14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PHONE" svg:width="12.7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PHONE" svg:width="0.559cm" svg:height="0.533cm" svg:x="2.626cm" svg:y="10.525cm">
          <text:p text:style-name="P14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PHONE" svg:width="1.588cm" svg:height="0.635cm" svg:x="3.222cm" svg:y="9.255cm">
          <text:p text:style-name="P16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PHONE" svg:width="0.635cm" svg:height="0.636cm" svg:x="9.572cm" svg:y="11.477cm">
          <text:p text:style-name="P19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EMAIL" svg:width="14.288cm" svg:height="2.286cm" svg:x="2.587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EMAIL" svg:width="0.559cm" svg:height="0.533cm" svg:x="2.587cm" svg:y="12.641cm">
          <text:p text:style-name="P14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EMAIL" svg:width="5.398cm" svg:height="0.634cm" svg:x="4.937cm" svg:y="12.641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EMAIL" svg:width="12.7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EMAIL" svg:width="0.559cm" svg:height="0.533cm" svg:x="2.626cm" svg:y="13.276cm">
          <text:p text:style-name="P14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EMAIL" svg:width="12.7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EMAIL" svg:width="0.559cm" svg:height="0.533cm" svg:x="2.626cm" svg:y="13.911cm">
          <text:p text:style-name="P14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EMAIL" svg:width="1.588cm" svg:height="0.635cm" svg:x="3.222cm" svg:y="12.641cm">
          <text:p text:style-name="P16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EMAIL" svg:width="0.635cm" svg:height="0.636cm" svg:x="9.572cm" svg:y="14.863cm">
          <text:p text:style-name="P19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-items" svg:width="14.288cm" svg:height="3.429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ADDRESS" svg:width="14.288cm" svg:height="2.85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ADDRESS" svg:width="0.559cm" svg:height="0.533cm" svg:x="2.587cm" svg:y="16.151cm">
          <text:p text:style-name="P21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ADDRESS" svg:width="5.398cm" svg:height="0.634cm" svg:x="5.337cm" svg:y="16.151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12.7cm" svg:height="0.533cm" svg:x="3.21cm" svg:y="16.78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ADDRESS" svg:width="0.559cm" svg:height="0.533cm" svg:x="2.626cm" svg:y="16.786cm">
          <text:p text:style-name="P14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12.7cm" svg:height="0.533cm" svg:x="3.21cm" svg:y="17.42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ADDRESS" svg:width="0.559cm" svg:height="0.533cm" svg:x="2.626cm" svg:y="17.421cm">
          <text:p text:style-name="P14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ADDRESS" svg:width="1.588cm" svg:height="0.635cm" svg:x="3.222cm" svg:y="16.151cm">
          <text:p text:style-name="P16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ADDRESS" svg:width="0.635cm" svg:height="0.636cm" svg:x="9.572cm" svg:y="18.373cm">
          <text:p text:style-name="P19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12.7cm" svg:height="0.533cm" svg:x="3.222cm" svg:y="18.043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Segoe UI Symbol" svg:font-family="'Segoe UI Symbol'"/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Bitstream Vera Sans Mono1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-items" draw:protected="true"/>
      <draw:layer draw:name="photos"/>
      <draw:layer draw:name="NAME" draw:display="printer"/>
      <draw:layer draw:name="PHONE" draw:display="printer"/>
      <draw:layer draw:name="EMAIL"/>
      <draw:layer draw:name="ADDRES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9T21:35:44.942000000</dc:date>
    <meta:editing-duration>PT3H22M19S</meta:editing-duration>
    <meta:editing-cycles>258</meta:editing-cycles>
    <meta:generator>LibreOffice/7.1.4.2$Windows_X86_64 LibreOffice_project/a529a4fab45b75fefc5b6226684193eb000654f6</meta:generator>
    <meta:document-statistic meta:object-count="63"/>
  </office:meta>
</office:document-meta>
</file>